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775cm" fo:min-width="6.336cm"/>
    </style:style>
    <style:style style:name="gr2" style:family="graphic" style:parent-style-name="standard">
      <style:graphic-properties svg:stroke-color="#bf0041" draw:fill="none" draw:textarea-horizontal-align="justify" draw:textarea-vertical-align="middle" draw:auto-grow-height="false" fo:min-height="5.714cm" fo:min-width="4.417cm"/>
    </style:style>
    <style:style style:name="gr3" style:family="graphic" style:parent-style-name="standard">
      <style:graphic-properties draw:stroke="dash" draw:stroke-dash="Double_20_Dash_20__28_Rounded_29_" svg:stroke-linecap="round" draw:fill="none" draw:textarea-horizontal-align="justify" draw:textarea-vertical-align="middle" draw:auto-grow-height="false" fo:min-height="18.121cm" fo:min-width="6.639cm"/>
    </style:style>
    <style:style style:name="gr4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15.425cm" fo:min-width="4.749cm"/>
    </style:style>
    <style:style style:name="gr5" style:family="graphic" style:parent-style-name="standard">
      <style:graphic-properties svg:stroke-color="#158466" draw:fill="none" draw:textarea-horizontal-align="justify" draw:textarea-vertical-align="middle" draw:auto-grow-height="false" fo:min-height="5.849cm" fo:min-width="6.39cm"/>
    </style:style>
    <style:style style:name="gr6" style:family="graphic" style:parent-style-name="standard">
      <style:graphic-properties draw:stroke="dash" draw:stroke-dash="Double_20_Dash_20__28_Rounded_29_" svg:stroke-color="#158466" svg:stroke-linecap="round" draw:fill="none" draw:textarea-horizontal-align="justify" draw:textarea-vertical-align="middle" draw:auto-grow-height="false" fo:min-height="18.121cm" fo:min-width="6.63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a933" draw:fill-color="#00a933" draw:textarea-horizontal-align="justify" draw:textarea-vertical-align="middle" draw:auto-grow-height="false" fo:min-height="0.0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color="#bf0041" draw:fill="none" draw:textarea-horizontal-align="justify" draw:textarea-vertical-align="middle" draw:auto-grow-height="false" fo:min-height="1.837cm" fo:min-width="1.221cm"/>
    </style:style>
    <style:style style:name="gr11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5.236cm" fo:min-width="1.33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05cm" fo:min-width="1.89cm"/>
    </style:style>
    <style:style style:name="gr13" style:family="graphic" style:parent-style-name="standard">
      <style:graphic-properties draw:stroke="dash" draw:stroke-dash="Double_20_Dash_20__28_Rounded_29_" svg:stroke-linecap="round" draw:fill="none" draw:textarea-horizontal-align="justify" draw:textarea-vertical-align="middle" draw:auto-grow-height="false" fo:min-height="6.171cm" fo:min-width="1.995cm"/>
    </style:style>
    <style:style style:name="gr14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13cm" fo:min-width="0.054cm"/>
    </style:style>
    <style:style style:name="gr16" style:family="graphic" style:parent-style-name="standard">
      <style:graphic-properties draw:stroke="none" svg:stroke-color="#000000" draw:fill="none" draw:fill-color="#ffffff" fo:min-height="0.863cm"/>
      <style:paragraph-properties style:writing-mode="lr-tb"/>
    </style:style>
    <style:style style:name="gr17" style:family="graphic" style:parent-style-name="standard">
      <style:graphic-properties draw:marker-start="Arrowheads_20_1" draw:marker-end="" draw:textarea-vertical-align="middle"/>
    </style:style>
    <style:style style:name="gr18" style:family="graphic" style:parent-style-name="objectwithoutfill">
      <style:graphic-properties draw:marker-end="Arrowheads_20_2" draw:marker-end-width="0.3cm" draw:fill="solid" draw:textarea-vertical-align="middle"/>
    </style:style>
    <style:style style:name="gr19" style:family="graphic" style:parent-style-name="objectwithoutfill">
      <style:graphic-properties draw:marker-end="Arrowheads_20_3" draw:marker-end-width="0.3cm" draw:fill="solid" draw:textarea-vertical-align="middle"/>
    </style:style>
    <style:style style:name="gr20" style:family="graphic" style:parent-style-name="standard">
      <style:graphic-properties svg:stroke-color="#bf0041" draw:fill="none" draw:textarea-horizontal-align="justify" draw:textarea-vertical-align="middle" draw:auto-grow-height="false" fo:min-height="1.824cm" fo:min-width="1.968cm"/>
    </style:style>
    <style:style style:name="gr21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6.413cm" fo:min-width="2.134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68cm" fo:min-width="0cm"/>
    </style:style>
    <style:style style:name="gr23" style:family="graphic" style:parent-style-name="objectwithoutfill">
      <style:graphic-properties draw:marker-end="Arrowheads_20_4" draw:marker-end-width="0.3cm" draw:fill="solid" draw:textarea-vertical-align="middle"/>
    </style:style>
    <style:style style:name="gr24" style:family="graphic" style:parent-style-name="objectwithoutfill">
      <style:graphic-properties draw:marker-end="Arrowheads_20_5" draw:marker-end-width="0.3cm" draw:fill="solid" draw:textarea-vertical-align="middle"/>
    </style:style>
    <style:style style:name="gr25" style:family="graphic" style:parent-style-name="standard">
      <style:graphic-properties draw:stroke="dash" draw:stroke-dash="Double_20_Dash" svg:stroke-color="#800080" svg:stroke-linecap="butt" draw:fill="none" draw:textarea-horizontal-align="justify" draw:textarea-vertical-align="middle" draw:auto-grow-height="false" fo:min-height="6.333cm" fo:min-width="2.417cm"/>
    </style:style>
    <style:style style:name="gr26" style:family="graphic" style:parent-style-name="Arrow_20_Line" style:list-style-name="L1">
      <style:graphic-properties draw:textarea-vertical-align="middle" draw:line-distance="0.764cm" draw:placing="below"/>
      <style:paragraph-properties style:writing-mode="lr-tb"/>
    </style:style>
    <style:style style:name="gr27" style:family="graphic" style:parent-style-name="Arrow_20_Line">
      <style:graphic-properties draw:textarea-vertical-align="middle"/>
      <style:paragraph-properties style:writing-mode="lr-tb"/>
    </style:style>
    <style:style style:name="gr28" style:family="graphic" style:parent-style-name="standard">
      <style:graphic-properties draw:fill-color="#bf0041" draw:textarea-horizontal-align="justify" draw:textarea-vertical-align="middle" draw:auto-grow-height="false" fo:min-height="0.069cm" fo:min-width="0cm"/>
    </style:style>
    <style:style style:name="gr29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5.274cm" fo:min-width="2.134cm"/>
    </style:style>
    <style:style style:name="gr30" style:family="graphic" style:parent-style-name="standard">
      <style:graphic-properties draw:stroke="none" draw:fill="none" fo:min-height="6.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bf0041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.42cm" fo:margin-bottom="0.35cm"/>
      <style:text-properties fo:font-size="2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36cm" svg:height="9.025cm" svg:x="1.344cm" svg:y="9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17cm" svg:height="5.964cm" svg:x="24.718cm" svg:y="5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39cm" svg:height="18.371cm" svg:x="1.219cm" svg:y="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49cm" svg:height="15.675cm" svg:x="24.586cm" svg:y="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17cm" svg:height="5.964cm" svg:x="1.245cm" svg:y="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9cm" svg:height="6.099cm" svg:x="1.245cm" svg:y="3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9.025cm" svg:x="8.444cm" svg:y="9.9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39cm" svg:height="18.371cm" svg:x="8.319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17cm" svg:height="5.964cm" svg:x="8.345cm" svg:y="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9cm" svg:height="6.099cm" svg:x="8.345cm" svg:y="3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9.025cm" svg:x="15.544cm" svg:y="9.9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39cm" svg:height="18.371cm" svg:x="15.419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17cm" svg:height="5.964cm" svg:x="15.445cm" svg:y="3.7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9cm" svg:height="6.099cm" svg:x="15.445cm" svg:y="3.58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6.836cm" svg:height="9.025cm" svg:x="1.344cm" svg:y="9.9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39cm" svg:height="18.371cm" svg:x="1.219cm" svg:y="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9cm" svg:height="6.099cm" svg:x="21.647cm" svg:y="3.3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39cm" svg:height="18.371cm" svg:x="21.561cm" svg:y="0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71cm" svg:height="0.33cm" svg:x="2.586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61cm" svg:height="0.421cm" svg:x="24.752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89cm" svg:height="6.099cm" svg:x="-0.56cm" svg:y="3.7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61cm" svg:height="0.421cm" svg:x="2.545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9" draw:text-style-name="P4" draw:layer="layout" svg:width="6.628cm" svg:height="0.962cm" svg:x="1.054cm" svg:y="1.103cm">
          <draw:text-box>
            <text:p>1: defino las baldosas</text:p>
          </draw:text-box>
        </draw:frame>
        <draw:custom-shape draw:style-name="gr10" draw:text-style-name="P1" draw:layer="layout" svg:width="1.721cm" svg:height="2.087cm" svg:x="8.921cm" svg:y="2.5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8.851cm" svg:y="1.3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2.39cm" svg:height="3.155cm" svg:x="12.359cm" svg:y="3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95cm" svg:height="6.421cm" svg:x="12.316cm" svg:y="0.60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54cm" svg:height="0.962cm" svg:x="1.706cm" svg:y="13.1cm">
          <draw:text-box>
            <text:p>3: defino los sitios</text:p>
          </draw:text-box>
        </draw:frame>
        <draw:custom-shape draw:style-name="gr10" draw:text-style-name="P1" draw:layer="layout" svg:width="1.721cm" svg:height="2.087cm" svg:x="8.921cm" svg:y="15.5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8.851cm" svg:y="14.3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2.39cm" svg:height="3.155cm" svg:x="11.815cm" svg:y="16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95cm" svg:height="6.421cm" svg:x="11.772cm" svg:y="13.7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81cm" svg:height="0.451cm" svg:x="9.621cm" svg:y="17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782cm" svg:height="0.511cm" svg:x="11.44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8.087cm" svg:height="1.113cm" svg:x="1.605cm" svg:y="7.701cm">
          <draw:text-box>
            <text:p>2: rotacion</text:p>
          </draw:text-box>
        </draw:frame>
        <draw:custom-shape draw:style-name="gr10" draw:text-style-name="P1" draw:layer="layout" svg:width="1.721cm" svg:height="2.087cm" svg:x="8.922cm" svg:y="8.8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8.852cm" svg:y="7.602cm">
          <text:p/>
          <draw:enhanced-geometry svg:viewBox="0 0 21600 21600" draw:mirror-horizontal="true" draw:type="rectangle" draw:enhanced-path="M 0 0 L 21600 0 21600 21600 0 21600 0 0 Z N"/>
        </draw:custom-shape>
        <draw:ellipse draw:style-name="gr17" draw:text-style-name="P2" draw:layer="layout" svg:width="4.057cm" svg:height="1.187cm" svg:x="7.787cm" svg:y="8.945cm" draw:kind="arc" draw:start-angle="113.13" draw:end-angle="64.71">
          <text:p/>
        </draw:ellipse>
        <draw:frame draw:style-name="gr9" draw:text-style-name="P4" draw:layer="layout" svg:width="11.699cm" svg:height="0.962cm" svg:x="17.828cm" svg:y="1.633cm">
          <draw:text-box>
            <text:p>3: escaleo <text:s/>el rojo conservando la altura</text:p>
          </draw:text-box>
        </draw:frame>
        <draw:frame draw:style-name="gr9" draw:text-style-name="P4" draw:layer="layout" svg:width="4.028cm" svg:height="0.962cm" svg:x="1.666cm" svg:y="16.568cm">
          <draw:text-box>
            <text:p>Atmoms.info</text:p>
          </draw:text-box>
        </draw:frame>
        <draw:custom-shape draw:style-name="gr10" draw:text-style-name="P1" draw:layer="layout" svg:width="1.721cm" svg:height="2.087cm" svg:x="17.858cm" svg:y="4.3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837cm" svg:height="5.486cm" svg:x="17.788cm" svg:y="3.10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0.481cm" svg:height="0.451cm" svg:x="18.558cm" svg:y="6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5" draw:layer="layout" svg:x1="5.638cm" svg:y1="17.211cm" svg:x2="9.52cm" svg:y2="17.606cm">
          <text:p/>
        </draw:line>
        <draw:frame draw:style-name="gr9" draw:text-style-name="P4" draw:layer="layout" svg:width="5.506cm" svg:height="0.962cm" svg:x="1.468cm" svg:y="15.221cm">
          <draw:text-box>
            <text:p>Atmoms.positions</text:p>
          </draw:text-box>
        </draw:frame>
        <draw:line draw:style-name="gr19" draw:text-style-name="P5" draw:layer="layout" svg:x1="6.998cm" svg:y1="15.875cm" svg:x2="9.075cm" svg:y2="15.875cm">
          <text:p/>
        </draw:line>
        <draw:custom-shape draw:style-name="gr20" draw:text-style-name="P1" draw:layer="layout" svg:width="2.468cm" svg:height="2.074cm" svg:x="17.89cm" svg:y="4.37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1" draw:layer="layout" svg:width="2.634cm" svg:height="6.663cm" svg:x="17.79cm" svg:y="3.10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2" draw:text-style-name="P6" draw:layer="layout" svg:width="0.689cm" svg:height="0.448cm" svg:x="18.893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5" draw:layer="layout" svg:x1="19.533cm" svg:y1="6.752cm" svg:x2="20.351cm" svg:y2="9.743cm">
          <text:p/>
        </draw:line>
        <draw:line draw:style-name="gr24" draw:text-style-name="P5" draw:layer="layout" svg:x1="18.842cm" svg:y1="6.801cm" svg:x2="19.312cm" svg:y2="7.048cm">
          <text:p/>
        </draw:line>
        <draw:frame draw:style-name="gr9" draw:text-style-name="P4" draw:layer="layout" svg:width="7.974cm" svg:height="0.962cm" svg:x="21.639cm" svg:y="3.512cm">
          <draw:text-box>
            <text:p>.info no cambia con .rotate</text:p>
          </draw:text-box>
        </draw:frame>
        <draw:frame draw:style-name="gr9" draw:text-style-name="P4" draw:layer="layout" svg:width="4.63cm" svg:height="0.962cm" svg:x="1.468cm" svg:y="9.221cm">
          <draw:text-box>
            <text:p>Atmoms.rotate</text:p>
          </draw:text-box>
        </draw:frame>
        <draw:frame draw:style-name="gr9" draw:text-style-name="P4" draw:layer="layout" svg:width="8.109cm" svg:height="0.962cm" svg:x="21.577cm" svg:y="4.903cm">
          <draw:text-box>
            <text:p>¡Hay que escalear a mano!</text:p>
          </draw:text-box>
        </draw:frame>
        <draw:frame draw:style-name="gr9" draw:text-style-name="P4" draw:layer="layout" svg:width="12.58cm" svg:height="0.962cm" svg:x="17.26cm" svg:y="10.412cm">
          <draw:text-box>
            <text:p>Adsite[:2]* = (adsite[:2]/celda[:2])*celda[:2]*</text:p>
          </draw:text-box>
        </draw:frame>
        <draw:frame draw:style-name="gr9" draw:text-style-name="P4" draw:layer="layout" svg:width="11.242cm" svg:height="0.962cm" svg:x="18.051cm" svg:y="12.364cm">
          <draw:text-box>
            <text:p>4: Defino una caja con la medida justa</text:p>
          </draw:text-box>
        </draw:frame>
        <draw:custom-shape draw:style-name="gr12" draw:text-style-name="P1" draw:layer="layout" svg:width="2.39cm" svg:height="3.155cm" svg:x="23.571cm" svg:y="16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68cm" svg:height="2.074cm" svg:x="23.546cm" svg:y="14.1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" draw:layer="layout" svg:width="2.917cm" svg:height="6.583cm" svg:x="23.294cm" svg:y="13.774cm">
          <text:p/>
          <draw:enhanced-geometry svg:viewBox="0 0 21600 21600" draw:type="rectangle" draw:enhanced-path="M 0 0 L 21600 0 21600 21600 0 21600 0 0 Z N"/>
        </draw:custom-shape>
        <draw:measure draw:style-name="gr26" draw:text-style-name="P7" draw:layer="measurelines" svg:x1="22.823cm" svg:y1="13.724cm" svg:x2="22.848cm" svg:y2="20.449cm">
          <text:p text:style-name="P7"/>
          <text:p text:style-name="P7">H1+H2+2d</text:p>
        </draw:measure>
        <draw:measure draw:style-name="gr27" draw:text-style-name="P2" draw:layer="measurelines" svg:x1="26.063cm" svg:y1="16.122cm" svg:x2="26.063cm" svg:y2="16.74cm">
          <text:p text:style-name="P7">d</text:p>
        </draw:measure>
      </draw:page>
      <draw:page draw:name="page4" draw:style-name="dp1" draw:master-page-name="Default">
        <draw:frame draw:style-name="gr9" draw:text-style-name="P4" draw:layer="layout" svg:width="6.628cm" svg:height="0.962cm" svg:x="1.054cm" svg:y="1.103cm">
          <draw:text-box>
            <text:p>1: defino las baldosas</text:p>
          </draw:text-box>
        </draw:frame>
        <draw:custom-shape draw:style-name="gr10" draw:text-style-name="P1" draw:layer="layout" svg:width="1.721cm" svg:height="2.087cm" svg:x="8.921cm" svg:y="2.5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8.851cm" svg:y="1.3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2.39cm" svg:height="3.155cm" svg:x="12.359cm" svg:y="3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95cm" svg:height="6.421cm" svg:x="12.316cm" svg:y="0.60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54cm" svg:height="0.962cm" svg:x="0.383cm" svg:y="13.641cm">
          <draw:text-box>
            <text:p>3: defino los sitios</text:p>
          </draw:text-box>
        </draw:frame>
        <draw:custom-shape draw:style-name="gr10" draw:text-style-name="P1" draw:layer="layout" svg:width="1.721cm" svg:height="2.087cm" svg:x="7.598cm" svg:y="16.11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7.528cm" svg:y="14.8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2.39cm" svg:height="3.155cm" svg:x="10.492cm" svg:y="17.4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95cm" svg:height="6.421cm" svg:x="10.449cm" svg:y="14.2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81cm" svg:height="0.451cm" svg:x="8.298cm" svg:y="1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782cm" svg:height="0.511cm" svg:x="10.117cm" svg:y="17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8.087cm" svg:height="1.113cm" svg:x="1.605cm" svg:y="7.701cm">
          <draw:text-box>
            <text:p>2: rotacion</text:p>
          </draw:text-box>
        </draw:frame>
        <draw:custom-shape draw:style-name="gr10" draw:text-style-name="P1" draw:layer="layout" svg:width="1.721cm" svg:height="2.087cm" svg:x="8.922cm" svg:y="8.8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8.852cm" svg:y="7.602cm">
          <text:p/>
          <draw:enhanced-geometry svg:viewBox="0 0 21600 21600" draw:mirror-horizontal="true" draw:type="rectangle" draw:enhanced-path="M 0 0 L 21600 0 21600 21600 0 21600 0 0 Z N"/>
        </draw:custom-shape>
        <draw:ellipse draw:style-name="gr17" draw:text-style-name="P2" draw:layer="layout" svg:width="4.057cm" svg:height="1.187cm" svg:x="7.787cm" svg:y="8.945cm" draw:kind="arc" draw:start-angle="113.13" draw:end-angle="64.71">
          <text:p/>
        </draw:ellipse>
        <draw:frame draw:style-name="gr9" draw:text-style-name="P4" draw:layer="layout" svg:width="6.776cm" svg:height="0.962cm" svg:x="-0.157cm" svg:y="16.809cm">
          <draw:text-box>
            <text:p>Atmoms.info[‘adatom’]</text:p>
          </draw:text-box>
        </draw:frame>
        <draw:line draw:style-name="gr18" draw:text-style-name="P5" draw:layer="layout" svg:x1="4.315cm" svg:y1="17.752cm" svg:x2="8.197cm" svg:y2="18.147cm">
          <text:p/>
        </draw:line>
        <draw:frame draw:style-name="gr9" draw:text-style-name="P4" draw:layer="layout" svg:width="5.506cm" svg:height="0.962cm" svg:x="0.145cm" svg:y="15.762cm">
          <draw:text-box>
            <text:p>Atmoms.positions</text:p>
          </draw:text-box>
        </draw:frame>
        <draw:line draw:style-name="gr19" draw:text-style-name="P5" draw:layer="layout" svg:x1="5.675cm" svg:y1="16.416cm" svg:x2="7.752cm" svg:y2="16.416cm">
          <text:p/>
        </draw:line>
        <draw:frame draw:style-name="gr9" draw:text-style-name="P4" draw:layer="layout" svg:width="4.63cm" svg:height="0.962cm" svg:x="1.468cm" svg:y="9.221cm">
          <draw:text-box>
            <text:p>Atmoms.rotate</text:p>
          </draw:text-box>
        </draw:frame>
        <draw:frame draw:style-name="gr9" draw:text-style-name="P4" draw:layer="layout" svg:width="6.281cm" svg:height="0.962cm" svg:x="16.706cm" svg:y="1.1cm">
          <draw:text-box>
            <text:p>4: traslado sitios al 0</text:p>
          </draw:text-box>
        </draw:frame>
        <draw:custom-shape draw:style-name="gr10" draw:text-style-name="P1" draw:layer="layout" svg:width="1.721cm" svg:height="2.087cm" svg:x="17.921cm" svg:y="6.6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837cm" svg:height="5.486cm" svg:x="18.851cm" svg:y="3.3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2.39cm" svg:height="3.155cm" svg:x="24.312cm" svg:y="7.4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95cm" svg:height="6.421cm" svg:x="24.269cm" svg:y="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481cm" svg:height="0.451cm" svg:x="18.621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782cm" svg:height="0.511cm" svg:x="23.937cm" svg:y="6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1.818cm" svg:height="0.962cm" svg:x="16.389cm" svg:y="10.87cm">
          <draw:text-box>
            <text:p>Atoms.translate(-Atmoms.info[‘adatom’])</text:p>
          </draw:text-box>
        </draw:frame>
        <draw:frame draw:style-name="gr9" draw:text-style-name="P4" draw:layer="layout" svg:width="14.519cm" svg:height="0.962cm" svg:x="16.389cm" svg:y="11.87cm">
          <draw:text-box>
            <text:p text:style-name="P9"><text:span text:style-name="T1">Atmoms.info[‘adatom’] -= <text:s/>Atmoms.info[‘adatom’] -</text:span></text:p>
          </draw:text-box>
        </draw:frame>
        <draw:frame draw:style-name="gr9" draw:text-style-name="P4" draw:layer="layout" svg:width="11.699cm" svg:height="0.962cm" svg:x="16.469cm" svg:y="13.008cm">
          <draw:text-box>
            <text:p>5: escaleo <text:s/>el rojo conservando la altura</text:p>
          </draw:text-box>
        </draw:frame>
        <draw:custom-shape draw:style-name="gr10" draw:text-style-name="P1" draw:layer="layout" svg:width="1.721cm" svg:height="2.087cm" svg:x="16.238cm" svg:y="17.56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837cm" svg:height="5.486cm" svg:x="17.148cm" svg:y="14.24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0.481cm" svg:height="0.451cm" svg:x="16.89cm" svg:y="19.4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" draw:layer="layout" svg:width="2.468cm" svg:height="2.074cm" svg:x="15.85cm" svg:y="17.5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9" draw:text-style-name="P1" draw:layer="layout" svg:width="2.634cm" svg:height="5.524cm" svg:x="17.159cm" svg:y="14.18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2" draw:text-style-name="P6" draw:layer="layout" svg:width="0.689cm" svg:height="0.448cm" svg:x="16.853cm" svg:y="19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5" draw:layer="layout" svg:x1="18.995cm" svg:y1="18.922cm" svg:x2="19.805cm" svg:y2="18.91cm">
          <text:p/>
        </draw:line>
        <draw:line draw:style-name="gr24" draw:text-style-name="P5" draw:layer="layout" svg:x1="17.945cm" svg:y1="17.463cm" svg:x2="18.414cm" svg:y2="17.463cm">
          <text:p/>
        </draw:line>
        <draw:frame draw:style-name="gr9" draw:text-style-name="P4" draw:layer="layout" svg:width="7.974cm" svg:height="0.962cm" svg:x="20.28cm" svg:y="14.887cm">
          <draw:text-box>
            <text:p>.info no cambia con .rotate</text:p>
          </draw:text-box>
        </draw:frame>
        <draw:frame draw:style-name="gr9" draw:text-style-name="P4" draw:layer="layout" svg:width="8.109cm" svg:height="0.962cm" svg:x="20.218cm" svg:y="16.278cm">
          <draw:text-box>
            <text:p>¡Hay que escalear a mano!</text:p>
          </draw:text-box>
        </draw:frame>
      </draw:page>
      <draw:page draw:name="page5" draw:style-name="dp1" draw:master-page-name="Default">
        <draw:frame draw:style-name="gr30" draw:text-style-name="P11" draw:layer="layout" svg:width="24.392cm" svg:height="7.44cm" svg:x="1.285cm" svg:y="2.135cm">
          <draw:text-box>
            <text:p text:style-name="P10">-definir la superficie</text:p>
            <text:p text:style-name="P10">-definir alturas iguales en ambas baldosas sin escalear las posiciones de los átomos</text:p>
            <text:p text:style-name="P10">-escalear ambas baldosas a las dimensiones en xy</text:p>
            <text:p text:style-name="P10">-definir los sitios (sobre las superficies escaleadas) (este es el cambio mas grande)</text:p>
            <text:p text:style-name="P10">- trasladar la superfiicie que va arriva- apila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2-23T14:05:43.441548126</meta:creation-date>
    <dc:title>mydefault</dc:title>
    <meta:editing-duration>PT24M29S</meta:editing-duration>
    <meta:editing-cycles>3</meta:editing-cycles>
    <meta:generator>LibreOffice/7.2.3.2$Linux_X86_64 LibreOffice_project/20$Build-2</meta:generator>
    <meta:initial-creator>Mariano Forti</meta:initial-creator>
    <dc:date>2022-02-23T16:12:14.459301317</dc:date>
    <dc:creator>Mariano Forti</dc:creator>
    <meta:document-statistic meta:object-count="103"/>
    <meta:template xlink:type="simple" xlink:actuate="onRequest" xlink:title="mydefault" xlink:href="../../../../.config/libreoffice/4/user/template/mydefault1.otg" meta:date="2022-02-23T14:05:43.129949863"/>
  </office:meta>
</office:document-meta>
</file>